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language="es" fo:country="ES" style:text-underline-style="none" fo:font-weight="bold" style:font-weight-asian="bold" style:font-weight-complex="bold"/>
    </style:style>
    <style:style style:name="P4" style:family="paragraph" style:parent-style-name="Standard">
      <style:text-properties fo:language="es" fo:country="ES" style:text-underline-style="none" fo:font-weight="normal" style:font-weight-asian="normal" style:font-weight-complex="normal"/>
    </style:style>
    <style:style style:name="P5" style:family="paragraph" style:parent-style-name="List_20_Paragraph">
      <style:text-properties fo:language="es" fo:country="ES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 style:master-page-name="Standard">
      <style:paragraph-properties style:page-number="auto"/>
      <style:text-properties fo:language="es" fo:country="ES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 style:list-style-name="L1">
      <style:text-properties fo:language="es" fo:country="ES"/>
    </style:style>
    <style:style style:name="P10" style:family="paragraph" style:parent-style-name="Standard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es" fo:country="ES" style:text-underline-style="none" fo:font-weight="bold" style:font-weight-asian="bold" style:font-weight-complex="bold"/>
    </style:style>
    <style:style style:name="P12" style:family="paragraph" style:parent-style-name="Standard">
      <style:text-properties fo:language="es" fo:country="ES" style:text-underline-style="none" fo:font-weight="normal" style:font-weight-asian="normal" style:font-weight-complex="normal"/>
    </style:style>
    <style:style style:name="P13" style:family="paragraph" style:parent-style-name="Standard" style:list-style-name="L2">
      <style:text-properties fo:language="es" fo:country="ES" style:text-underline-style="none" fo:font-weight="normal" style:font-weight-asian="normal" style:font-weight-complex="normal"/>
    </style:style>
    <style:style style:name="P14" style:family="paragraph" style:parent-style-name="List_20_Paragraph" style:list-style-name="WWNum2">
      <style:text-properties fo:language="es" fo:country="ES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language="es" fo:country="ES" style:text-underline-style="none" fo:font-weight="bold" style:font-weight-asian="bold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language="es" fo:country="ES"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isitos funcionales</text:p>
      <text:p text:style-name="P2">GENERAL</text:p>
      <text:p text:style-name="P3">DESCRIPCION</text:p>
      <text:p text:style-name="P4">Son los aspectos genrales del juego.</text:p>
      <text:list xml:id="list2401246530508337236" text:style-name="L2">
        <text:list-item>
          <text:p text:style-name="P13">RF001 <text:line-break/>El progreso a traves del juego se guardara automaticamente (Sin necesidad de ningun boton.)</text:p>
        </text:list-item>
      </text:list>
      <text:p text:style-name="P1"/>
      <text:p text:style-name="P2">PAGINA PRINCIPAL (DE BIENVENIDA)</text:p>
      <text:p text:style-name="P3">DESCRIPCION</text:p>
      <text:p text:style-name="P4">Será la página principal de la aplicación, donde el usuario podrá entrar al resto de departamentos. Si alguien intenta acceder a otra parte de la web, se le redireccionará aquí.</text:p>
      <text:list xml:id="list5657170686950318043" text:style-name="WWNum2">
        <text:list-item>
          <text:p text:style-name="P14">RF001 <text:line-break/>El usuario accederá a la web mediante formulario de bienvenida con campos: user y contraseña.</text:p>
        </text:list-item>
        <text:list-item>
          <text:p text:style-name="P14">RF002<text:line-break/>El usuario debe de disponer de un método de recuperación de contraseña o usuario instantáneo.</text:p>
        </text:list-item>
        <text:list-item>
          <text:p text:style-name="P14">RF003<text:line-break/>El usuario de disponer de un método de creación de usuario.</text:p>
        </text:list-item>
        <text:list-item>
          <text:p text:style-name="P14">RF004<text:line-break/>El usuario puede elegir un personaje entre varios.</text:p>
        </text:list-item>
        <text:list-item>
          <text:p text:style-name="P14">RF005<text:line-break/>El usuario después de elegir personaje, tendrá un pequeño tutorial de como funciona la aplicación.</text:p>
        </text:list-item>
        <text:list-item>
          <text:p text:style-name="P14"><text:bookmark text:name="_GoBack"/>RF006</text:p>
          <text:p text:style-name="P14">Si se validan usuario y contraseña, se redirecciona al “Menú principal”</text:p>
        </text:list-item>
        <text:list-item>
          <text:p text:style-name="P14">RF007</text:p>
          <text:p text:style-name="P14">Botón de contacto, para contactar con los administradores vía </text:p>
        </text:list-item>
      </text:list>
      <text:p text:style-name="P5"/>
      <text:p text:style-name="P6">MENÚ PRINCIPAL</text:p>
      <text:p text:style-name="P6"/>
      <text:p text:style-name="P15">DESCRIPCION</text:p>
      <text:p text:style-name="P6"/>
      <text:p text:style-name="P16"><text:soft-page-break/>Página donde se encuentra el menú principal, desde la cual el usuario podrá acceder al resto de departamentos de la aplicación.</text:p>
      <text:p text:style-name="P16"/>
      <text:list xml:id="list5999017891843438357" text:style-name="L1">
        <text:list-item>
          <text:p text:style-name="P9">RF001. Botón “Play”. Dará acceso al juego. </text:p>
        </text:list-item>
        <text:list-item>
          <text:p text:style-name="P9">RF002. Botón “Characters”. Dará acceso a la pantalla de personajes.</text:p>
        </text:list-item>
        <text:list-item>
          <text:p text:style-name="P9">RF003. Botón “Config”. Dará acceso a la pantalla de configuración del juego.</text:p>
        </text:list-item>
        <text:list-item>
          <text:p text:style-name="P9">RF004. Botón “Credits”. Mostrará información de los creadores del juego.</text:p>
        </text:list-item>
        <text:list-item>
          <text:p text:style-name="P9">RF005. Botón “Tutorial”. Dará acceso a la pantalla de <text:s/>tutorial.</text:p>
        </text:list-item>
        <text:list-item>
          <text:p text:style-name="P9">RF006. Botón “Shop”. Dará acceso a la pantalla tienda.</text:p>
        </text:list-item>
        <text:list-item>
          <text:p text:style-name="P9">RF 007 Boton “logout”. Dara opcion a desconectarse del juego. Este boton debe ser visible en todo momento.</text:p>
        </text:list-item>
      </text:list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chi</meta:initial-creator>
    <meta:editing-cycles>9</meta:editing-cycles>
    <meta:creation-date>2015-10-21T14:11:00</meta:creation-date>
    <dc:date>2015-10-24T19:12:19.61</dc:date>
    <meta:editing-duration>PT21M51S</meta:editing-duration>
    <meta:generator>OpenOffice/4.1.1$Win32 OpenOffice.org_project/411m6$Build-9775</meta:generator>
    <meta:document-statistic meta:table-count="0" meta:image-count="0" meta:object-count="0" meta:page-count="2" meta:paragraph-count="28" meta:word-count="268" meta:character-count="1613"/>
    <dc:creator>Francisco Sole Gonzalez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